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Максимальное отклонение = 40. =&gt; 78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эффициент поверхностного натяжения 0.0233 =&gt; r = 0.06 см =&gt; 0.6m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грешность 0.05мм получено значение ДИАМЕТРА = 1.2мм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=2см +-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УНКТ 4. P1= 125*0.98*0.2 = </text:p>
          </table:table-cell>
          <table:table-cell/>
          <table:table-cell office:value-type="string" calcext:value-type="string">
            <text:p><text:s/>(значение 125 я мерял 5 точек и + посчитать погрешность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= (158 +- 0.1) * 0.2 * 9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= 0.6 см = 6м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P <text:s/>=64,68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Снизу тоже якобы по 5 точек снимал всех и усреднял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(градусы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elta P</text:p>
          </table:table-cell>
          <table:table-cell table:style-name="ce1" office:value-type="string" calcext:value-type="string" table:number-columns-spanned="2" table:number-rows-spanned="1">
            <text:p>p1(на манометре)</text:p>
          </table:table-cell>
          <table:covered-table-cell/>
          <table:table-cell table:style-name="ce1" office:value-type="string" calcext:value-type="string" table:number-columns-spanned="2" table:number-rows-spanned="1">
            <text:p>p2(на монометре)</text:p>
          </table:table-cell>
          <table:covered-table-cell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[.E11]*0.2*9.8" office:value-type="float" office:value="245" calcext:value-type="float">
            <text:p>245</text:p>
          </table:table-cell>
          <table:table-cell table:formula="of:= [.G11]*0.2*9.8" office:value-type="float" office:value="311.64" calcext:value-type="float">
            <text:p>311.64</text:p>
          </table:table-cell>
          <table:table-cell table:formula="of:= ([.G11] - [.E11])*0.2*9.8" office:value-type="float" office:value="66.64" calcext:value-type="float">
            <text:p>66.64</text:p>
          </table:table-cell>
          <table:table-cell table:style-name="ce1" office:value-type="float" office:value="125" calcext:value-type="float">
            <text:p>125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погрешность прибора по температуре 0.1 ; погрешность измерений прибора (прямая) = 1(относительная) + погрешность расчета.</text:p>
          </table:table-cell>
        </table:table-row>
        <table:table-row table:style-name="ro1">
          <table:table-cell table:formula="of:= [.A11] + 5" office:value-type="float" office:value="25" calcext:value-type="float">
            <text:p>25</text:p>
          </table:table-cell>
          <table:table-cell/>
          <table:table-cell table:formula="of:= [.G12]*0.2*9.8" office:value-type="float" office:value="309.68" calcext:value-type="float">
            <text:p>309.68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formula="of:= [.A12] + 5" office:value-type="float" office:value="30" calcext:value-type="float">
            <text:p>30</text:p>
          </table:table-cell>
          <table:table-cell/>
          <table:table-cell table:formula="of:= [.G13]*0.2*9.8" office:value-type="float" office:value="307.72" calcext:value-type="float">
            <text:p>307.7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 [.A13] + 5" office:value-type="float" office:value="35" calcext:value-type="float">
            <text:p>35</text:p>
          </table:table-cell>
          <table:table-cell/>
          <table:table-cell table:formula="of:= [.G14]*0.2*9.8" office:value-type="float" office:value="305.76" calcext:value-type="float">
            <text:p>305.76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formula="of:= [.A14] + 5" office:value-type="float" office:value="40" calcext:value-type="float">
            <text:p>40</text:p>
          </table:table-cell>
          <table:table-cell/>
          <table:table-cell table:formula="of:= [.G15]*0.2*9.8" office:value-type="float" office:value="303.8" calcext:value-type="float">
            <text:p>303.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formula="of:= [.A15] + 5" office:value-type="float" office:value="45" calcext:value-type="float">
            <text:p>45</text:p>
          </table:table-cell>
          <table:table-cell/>
          <table:table-cell table:formula="of:= [.G16]*0.2*9.8" office:value-type="float" office:value="300.86" calcext:value-type="float">
            <text:p>300.86</text:p>
          </table:table-cell>
          <table:table-cell table:number-columns-repeated="3"/>
          <table:table-cell office:value-type="float" office:value="153.5" calcext:value-type="float">
            <text:p>153.5</text:p>
          </table:table-cell>
          <table:table-cell table:number-columns-repeated="2"/>
        </table:table-row>
        <table:table-row table:style-name="ro1">
          <table:table-cell table:formula="of:= [.A16] + 5" office:value-type="float" office:value="50" calcext:value-type="float">
            <text:p>50</text:p>
          </table:table-cell>
          <table:table-cell/>
          <table:table-cell table:formula="of:= [.G17]*0.2*9.8" office:value-type="float" office:value="298.9" calcext:value-type="float">
            <text:p>298.9</text:p>
          </table:table-cell>
          <table:table-cell table:number-columns-repeated="3"/>
          <table:table-cell office:value-type="float" office:value="152.5" calcext:value-type="float">
            <text:p>152.5</text:p>
          </table:table-cell>
          <table:table-cell table:number-columns-repeated="2"/>
        </table:table-row>
        <table:table-row table:style-name="ro1">
          <table:table-cell table:formula="of:= [.A17] + 5" office:value-type="float" office:value="55" calcext:value-type="float">
            <text:p>55</text:p>
          </table:table-cell>
          <table:table-cell/>
          <table:table-cell table:formula="of:= [.G18]*0.2*9.8" office:value-type="float" office:value="296.94" calcext:value-type="float">
            <text:p>296.94</text:p>
          </table:table-cell>
          <table:table-cell table:number-columns-repeated="3"/>
          <table:table-cell office:value-type="float" office:value="151.5" calcext:value-type="float">
            <text:p>151.5</text:p>
          </table:table-cell>
          <table:table-cell table:number-columns-repeated="2"/>
        </table:table-row>
        <table:table-row table:style-name="ro1">
          <table:table-cell table:formula="of:= [.A18] + 5" office:value-type="float" office:value="60" calcext:value-type="float">
            <text:p>60</text:p>
          </table:table-cell>
          <table:table-cell/>
          <table:table-cell table:formula="of:= [.G19]*0.2*0.98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0:48:42.8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9:34:08.572000000</meta:creation-date>
    <dc:date>2021-02-22T18:16:07.090000000</dc:date>
    <meta:editing-duration>PT14M33S</meta:editing-duration>
    <meta:editing-cycles>2</meta:editing-cycles>
    <meta:generator>LibreOffice/7.0.1.2$Windows_x86 LibreOffice_project/7cbcfc562f6eb6708b5ff7d7397325de9e764452</meta:generator>
    <meta:document-statistic meta:table-count="1" meta:cell-count="46" meta:object-count="0"/>
  </office:meta>
</office:document-meta>
</file>